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04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7p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fo:padding="7pt" style:vertical-align="middle"/>
      <style:paragraph-properties fo:text-align="center"/>
    </style:style>
    <style:style style:name="ce12" style:family="table-cell" style:parent-style-name="Default">
      <style:table-cell-properties fo:background-color="#dddddd" fo:padding="7pt" style:vertical-align="middle"/>
    </style:style>
    <style:style style:name="ce13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4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afd095" fo:border-left="0.74pt solid #000000" fo:padding="7pt" fo:border-right="none" fo:border-top="none" style:vertical-align="middle"/>
    </style:style>
    <style:style style:name="ce17" style:family="table-cell" style:parent-style-name="Default">
      <style:table-cell-properties fo:border-bottom="none" fo:background-color="#dddddd" fo:border-left="0.74pt solid #000000" fo:padding="7pt" fo:border-right="none" fo:border-top="none" style:vertical-align="middle"/>
    </style:style>
    <style:style style:name="ce18" style:family="table-cell" style:parent-style-name="Default">
      <style:table-cell-properties fo:background-color="#afd095" fo:padding="7pt" style:vertical-align="middle"/>
    </style:style>
    <style:style style:name="ce19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4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fo:padding="7pt" style:vertical-align="middle"/>
    </style:style>
    <style:style style:name="ce44" style:family="table-cell" style:parent-style-name="Default">
      <style:table-cell-properties fo:background-color="#afd095" fo:border="none" fo:padding="7pt" style:vertical-align="middle"/>
    </style:style>
    <style:style style:name="ce46" style:family="table-cell" style:parent-style-name="Default">
      <style:table-cell-properties fo:background-color="#ffff00" style:text-align-source="fix" style:repeat-content="false" style:rotation-angle="270" style:vertical-align="middle"/>
      <style:paragraph-properties fo:text-align="center" fo:margin-left="0pt"/>
      <style:text-properties fo:font-size="24pt" fo:font-weight="bold" style:font-size-asian="24pt" style:font-weight-asian="bold" style:font-size-complex="24pt" style:font-weight-complex="600"/>
    </style:style>
    <style:style style:name="ce47" style:family="table-cell" style:parent-style-name="Default">
      <style:table-cell-properties fo:background-color="#ffff00" style:vertical-align="top"/>
    </style:style>
    <style:style style:name="ce23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0104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fo:border-left="0.74pt solid #000000" fo:padding="7pt" fo:border-right="none" fo:border-top="none" style:vertical-align="middle"/>
    </style:style>
    <style:style style:name="ce52" style:family="table-cell" style:parent-style-name="Default" style:data-style-name="N10104">
      <style:table-cell-properties fo:background-color="#eeeeee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fo:border-left="0.06pt solid #000000" fo:padding="7pt" fo:border-right="none" fo:border-top="none" style:vertical-align="middle"/>
    </style:style>
    <style:style style:name="ce56" style:family="table-cell" style:parent-style-name="Default">
      <style:table-cell-properties fo:border-bottom="none" fo:background-color="#afd095" fo:border-left="0.06pt solid #000000" fo:padding="7pt" fo:border-right="none" fo:border-top="none" style:vertical-align="middle"/>
    </style:style>
    <style:style style:name="ce57" style:family="table-cell" style:parent-style-name="Default" style:data-style-name="N10104">
      <style:table-cell-properties fo:background-color="#dddddd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0104">
      <style:table-cell-properties fo:border-bottom="none" fo:background-color="#dddddd" style:text-align-source="fix" style:repeat-content="false" fo:border-left="0.06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ddddd" fo:border-left="0.06pt solid #000000" fo:padding="7pt" fo:border-right="none" fo:border-top="none" style:vertical-align="middle"/>
    </style:style>
    <style:style style:name="ce62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ackground-color="#ffff00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0104">
      <style:table-cell-properties fo:background-color="#ffff00" style:text-align-source="fix" style:repeat-content="false" fo:border="non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padding="7pt" style:rotation-angle="270" style:vertical-align="middle"/>
      <style:paragraph-properties fo:text-align="start" fo:margin-left="0p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 style:parent-style-name="Default">
      <style:table-cell-properties fo:background-color="#ffff00" fo:padding="7pt" style:vertical-align="middle"/>
    </style:style>
    <style:style style:name="ce27" style:family="table-cell" style:parent-style-name="Default">
      <style:table-cell-properties fo:padding="7pt" style:vertical-align="middle"/>
    </style:style>
    <style:style style:name="ce6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2" table:default-cell-style-name="ce17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4" table:default-cell-style-name="ce12"/>
        <table:table-column table:style-name="co2" table:default-cell-style-name="ce17"/>
        <table:table-column table:style-name="co2" table:number-columns-repeated="2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default-cell-style-name="ce47"/>
        <table:table-column table:style-name="co2" table:default-cell-style-name="ce26"/>
        <table:table-column table:style-name="co2" table:number-columns-repeated="4" table:default-cell-style-name="ce22"/>
        <table:table-column table:style-name="co2" table:default-cell-style-name="ce55"/>
        <table:table-column table:style-name="co2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default-cell-style-name="ce12"/>
        <table:table-column table:style-name="co2" table:default-cell-style-name="ce61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2" table:default-cell-style-name="ce12"/>
        <table:table-column table:style-name="co2" table:default-cell-style-name="ce82"/>
        <table:table-column table:style-name="co2" table:number-columns-repeated="4" table:default-cell-style-name="ce12"/>
        <table:table-column table:style-name="co2" table:number-columns-repeated="7" table:default-cell-style-name="ce22"/>
        <table:table-column table:style-name="co2" table:number-columns-repeated="3" table:default-cell-style-name="ce12"/>
        <table:table-column table:style-name="co2" table:default-cell-style-name="ce61"/>
        <table:table-column table:style-name="co2" table:number-columns-repeated="3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82" table:default-cell-style-name="ce27"/>
        <table:table-column table:style-name="co2" table:number-columns-repeated="93" table:default-cell-style-name="Default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DICEMBRE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4"/>
          <table:table-cell table:style-name="ce13" office:value-type="string" calcext:value-type="string">
            <text:p>GENNAIO</text:p>
          </table:table-cell>
          <table:table-cell table:style-name="ce8" table:number-columns-repeated="2"/>
          <table:table-cell table:style-name="ce19" table:number-columns-repeated="7"/>
          <table:table-cell table:style-name="ce8" table:number-columns-repeated="7"/>
          <table:table-cell table:style-name="ce46" office:value-type="string" calcext:value-type="string" table:number-columns-spanned="1" table:number-rows-spanned="20">
            <text:p><text:s/>INTERRUZIONE MOMENTANEA LAVORI</text:p>
          </table:table-cell>
          <table:table-cell table:style-name="ce23" office:value-type="string" calcext:value-type="string">
            <text:p>APRILE</text:p>
          </table:table-cell>
          <table:table-cell table:style-name="ce19" table:number-columns-repeated="4"/>
          <table:table-cell table:style-name="ce53" office:value-type="string" calcext:value-type="string">
            <text:p>MAGGIO</text:p>
          </table:table-cell>
          <table:table-cell table:style-name="ce19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/>
          <table:table-cell table:style-name="ce58" office:value-type="string" calcext:value-type="string">
            <text:p>GIUGNO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2"/>
          <table:table-cell table:style-name="ce62"/>
          <table:table-cell table:style-name="ce8" table:number-columns-repeated="4"/>
          <table:table-cell table:style-name="ce19" table:number-columns-repeated="7"/>
          <table:table-cell table:style-name="ce8" table:number-columns-repeated="3"/>
          <table:table-cell table:style-name="ce58" office:value-type="string" calcext:value-type="string">
            <text:p>LUGLIO</text:p>
          </table:table-cell>
          <table:table-cell table:style-name="ce8" table:number-columns-repeated="3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" table:number-columns-repeated="782"/>
          <table:table-cell table:style-name="ce68" table:number-columns-repeated="79"/>
          <table:table-cell table:number-columns-repeated="14"/>
        </table:table-row>
        <table:table-row table:style-name="ro1">
          <table:table-cell table:style-name="ce5"/>
          <table:table-cell table:style-name="ce9" office:value-type="date" office:date-value="2020-11-30" calcext:value-type="date">
            <text:p>30</text:p>
          </table:table-cell>
          <table:table-cell table:style-name="ce14" office:value-type="date" office:date-value="2020-12-01" calcext:value-type="date">
            <text:p>01</text:p>
          </table:table-cell>
          <table:table-cell table:style-name="ce9" office:value-type="date" office:date-value="2020-12-02" calcext:value-type="date">
            <text:p>02</text:p>
          </table:table-cell>
          <table:table-cell table:style-name="ce9" office:value-type="date" office:date-value="2020-12-03" calcext:value-type="date">
            <text:p>03</text:p>
          </table:table-cell>
          <table:table-cell table:style-name="ce9" office:value-type="date" office:date-value="2020-12-04" calcext:value-type="date">
            <text:p>04</text:p>
          </table:table-cell>
          <table:table-cell table:style-name="ce9" office:value-type="date" office:date-value="2020-12-05" calcext:value-type="date">
            <text:p>05</text:p>
          </table:table-cell>
          <table:table-cell table:style-name="ce9" office:value-type="date" office:date-value="2020-12-06" calcext:value-type="date">
            <text:p>06</text:p>
          </table:table-cell>
          <table:table-cell table:style-name="ce20" office:value-type="date" office:date-value="2020-12-07" calcext:value-type="date">
            <text:p>07</text:p>
          </table:table-cell>
          <table:table-cell table:style-name="ce20" office:value-type="date" office:date-value="2020-12-08" calcext:value-type="date">
            <text:p>08</text:p>
          </table:table-cell>
          <table:table-cell table:style-name="ce20" office:value-type="date" office:date-value="2020-12-09" calcext:value-type="date">
            <text:p>09</text:p>
          </table:table-cell>
          <table:table-cell table:style-name="ce20" office:value-type="date" office:date-value="2020-12-10" calcext:value-type="date">
            <text:p>10</text:p>
          </table:table-cell>
          <table:table-cell table:style-name="ce20" office:value-type="date" office:date-value="2020-12-11" calcext:value-type="date">
            <text:p>11</text:p>
          </table:table-cell>
          <table:table-cell table:style-name="ce20" office:value-type="date" office:date-value="2020-12-12" calcext:value-type="date">
            <text:p>12</text:p>
          </table:table-cell>
          <table:table-cell table:style-name="ce20" office:value-type="date" office:date-value="2020-12-13" calcext:value-type="date">
            <text:p>13</text:p>
          </table:table-cell>
          <table:table-cell table:style-name="ce9" office:value-type="date" office:date-value="2020-12-14" calcext:value-type="date">
            <text:p>14</text:p>
          </table:table-cell>
          <table:table-cell table:style-name="ce9" office:value-type="date" office:date-value="2020-12-15" calcext:value-type="date">
            <text:p>15</text:p>
          </table:table-cell>
          <table:table-cell table:style-name="ce9" office:value-type="date" office:date-value="2020-12-16" calcext:value-type="date">
            <text:p>16</text:p>
          </table:table-cell>
          <table:table-cell table:style-name="ce9" office:value-type="date" office:date-value="2020-12-17" calcext:value-type="date">
            <text:p>17</text:p>
          </table:table-cell>
          <table:table-cell table:style-name="ce9" office:value-type="date" office:date-value="2020-12-18" calcext:value-type="date">
            <text:p>18</text:p>
          </table:table-cell>
          <table:table-cell table:style-name="ce9" office:value-type="date" office:date-value="2020-12-19" calcext:value-type="date">
            <text:p>19</text:p>
          </table:table-cell>
          <table:table-cell table:style-name="ce9" office:value-type="date" office:date-value="2020-12-20" calcext:value-type="date">
            <text:p>20</text:p>
          </table:table-cell>
          <table:table-cell table:style-name="ce20" office:value-type="date" office:date-value="2020-12-21" calcext:value-type="date">
            <text:p>21</text:p>
          </table:table-cell>
          <table:table-cell table:style-name="ce20" office:value-type="date" office:date-value="2020-12-22" calcext:value-type="date">
            <text:p>22</text:p>
          </table:table-cell>
          <table:table-cell table:style-name="ce20" office:value-type="date" office:date-value="2020-12-23" calcext:value-type="date">
            <text:p>23</text:p>
          </table:table-cell>
          <table:table-cell table:style-name="ce20" office:value-type="date" office:date-value="2020-12-24" calcext:value-type="date">
            <text:p>24</text:p>
          </table:table-cell>
          <table:table-cell table:style-name="ce20" office:value-type="date" office:date-value="2020-12-25" calcext:value-type="date">
            <text:p>25</text:p>
          </table:table-cell>
          <table:table-cell table:style-name="ce20" office:value-type="date" office:date-value="2020-12-26" calcext:value-type="date">
            <text:p>26</text:p>
          </table:table-cell>
          <table:table-cell table:style-name="ce20" office:value-type="date" office:date-value="2020-12-27" calcext:value-type="date">
            <text:p>27</text:p>
          </table:table-cell>
          <table:table-cell table:style-name="ce9" office:value-type="date" office:date-value="2020-12-28" calcext:value-type="date">
            <text:p>28</text:p>
          </table:table-cell>
          <table:table-cell table:style-name="ce9" office:value-type="date" office:date-value="2020-12-29" calcext:value-type="date">
            <text:p>29</text:p>
          </table:table-cell>
          <table:table-cell table:style-name="ce9" office:value-type="date" office:date-value="2020-12-30" calcext:value-type="date">
            <text:p>30</text:p>
          </table:table-cell>
          <table:table-cell table:style-name="ce9" office:value-type="date" office:date-value="2020-12-31" calcext:value-type="date">
            <text:p>31</text:p>
          </table:table-cell>
          <table:table-cell table:style-name="ce14" office:value-type="date" office:date-value="2021-01-01" calcext:value-type="date">
            <text:p>01</text:p>
          </table:table-cell>
          <table:table-cell table:style-name="ce9" office:value-type="date" office:date-value="2021-01-02" calcext:value-type="date">
            <text:p>02</text:p>
          </table:table-cell>
          <table:table-cell table:style-name="ce9" office:value-type="date" office:date-value="2021-01-03" calcext:value-type="date">
            <text:p>03</text:p>
          </table:table-cell>
          <table:table-cell table:style-name="ce20" office:value-type="date" office:date-value="2021-01-04" calcext:value-type="date">
            <text:p>04</text:p>
          </table:table-cell>
          <table:table-cell table:style-name="ce20" office:value-type="date" office:date-value="2021-01-05" calcext:value-type="date">
            <text:p>05</text:p>
          </table:table-cell>
          <table:table-cell table:style-name="ce20" office:value-type="date" office:date-value="2021-01-06" calcext:value-type="date">
            <text:p>06</text:p>
          </table:table-cell>
          <table:table-cell table:style-name="ce20" office:value-type="date" office:date-value="2021-01-07" calcext:value-type="date">
            <text:p>07</text:p>
          </table:table-cell>
          <table:table-cell table:style-name="ce20" office:value-type="date" office:date-value="2021-01-08" calcext:value-type="date">
            <text:p>08</text:p>
          </table:table-cell>
          <table:table-cell table:style-name="ce20" office:value-type="date" office:date-value="2021-01-09" calcext:value-type="date">
            <text:p>09</text:p>
          </table:table-cell>
          <table:table-cell table:style-name="ce20" office:value-type="date" office:date-value="2021-01-10" calcext:value-type="date">
            <text:p>10</text:p>
          </table:table-cell>
          <table:table-cell table:style-name="ce9" office:value-type="date" office:date-value="2021-01-11" calcext:value-type="date">
            <text:p>11</text:p>
          </table:table-cell>
          <table:table-cell table:style-name="ce9" office:value-type="date" office:date-value="2021-01-12" calcext:value-type="date">
            <text:p>12</text:p>
          </table:table-cell>
          <table:table-cell table:style-name="ce9" office:value-type="date" office:date-value="2021-01-13" calcext:value-type="date">
            <text:p>13</text:p>
          </table:table-cell>
          <table:table-cell table:style-name="ce9" office:value-type="date" office:date-value="2021-01-14" calcext:value-type="date">
            <text:p>14</text:p>
          </table:table-cell>
          <table:table-cell table:style-name="ce9" office:value-type="date" office:date-value="2021-01-15" calcext:value-type="date">
            <text:p>15</text:p>
          </table:table-cell>
          <table:table-cell table:style-name="ce9" office:value-type="date" office:date-value="2021-01-16" calcext:value-type="date">
            <text:p>16</text:p>
          </table:table-cell>
          <table:table-cell table:style-name="ce9" office:value-type="date" office:date-value="2021-01-17" calcext:value-type="date">
            <text:p>17</text:p>
          </table:table-cell>
          <table:covered-table-cell/>
          <table:table-cell table:style-name="ce24" office:value-type="date" office:date-value="2021-04-26" calcext:value-type="date">
            <text:p>26</text:p>
          </table:table-cell>
          <table:table-cell table:style-name="ce20" table:formula="of:=[.AZ2]+1" office:value-type="date" office:date-value="2021-04-27" calcext:value-type="date">
            <text:p>27</text:p>
          </table:table-cell>
          <table:table-cell table:style-name="ce20" table:formula="of:=[.BA2]+1" office:value-type="date" office:date-value="2021-04-28" calcext:value-type="date">
            <text:p>28</text:p>
          </table:table-cell>
          <table:table-cell table:style-name="ce20" table:formula="of:=[.BB2]+1" office:value-type="date" office:date-value="2021-04-29" calcext:value-type="date">
            <text:p>29</text:p>
          </table:table-cell>
          <table:table-cell table:style-name="ce20" table:formula="of:=[.BC2]+1" office:value-type="date" office:date-value="2021-04-30" calcext:value-type="date">
            <text:p>30</text:p>
          </table:table-cell>
          <table:table-cell table:style-name="ce54" table:formula="of:=[.BD2]+1" office:value-type="date" office:date-value="2021-05-01" calcext:value-type="date">
            <text:p>01</text:p>
          </table:table-cell>
          <table:table-cell table:style-name="ce20" table:formula="of:=[.BE2]+1" office:value-type="date" office:date-value="2021-05-02" calcext:value-type="date">
            <text:p>02</text:p>
          </table:table-cell>
          <table:table-cell table:style-name="ce9" table:formula="of:=[.BF2]+1" office:value-type="date" office:date-value="2021-05-03" calcext:value-type="date">
            <text:p>03</text:p>
          </table:table-cell>
          <table:table-cell table:style-name="ce9" table:formula="of:=[.BG2]+1" office:value-type="date" office:date-value="2021-05-04" calcext:value-type="date">
            <text:p>04</text:p>
          </table:table-cell>
          <table:table-cell table:style-name="ce9" table:formula="of:=[.BH2]+1" office:value-type="date" office:date-value="2021-05-05" calcext:value-type="date">
            <text:p>05</text:p>
          </table:table-cell>
          <table:table-cell table:style-name="ce9" table:formula="of:=[.BI2]+1" office:value-type="date" office:date-value="2021-05-06" calcext:value-type="date">
            <text:p>06</text:p>
          </table:table-cell>
          <table:table-cell table:style-name="ce9" table:formula="of:=[.BJ2]+1" office:value-type="date" office:date-value="2021-05-07" calcext:value-type="date">
            <text:p>07</text:p>
          </table:table-cell>
          <table:table-cell table:style-name="ce9" table:formula="of:=[.BK2]+1" office:value-type="date" office:date-value="2021-05-08" calcext:value-type="date">
            <text:p>08</text:p>
          </table:table-cell>
          <table:table-cell table:style-name="ce9" table:formula="of:=[.BL2]+1" office:value-type="date" office:date-value="2021-05-09" calcext:value-type="date">
            <text:p>09</text:p>
          </table:table-cell>
          <table:table-cell table:style-name="ce20" table:formula="of:=[.BM2]+1" office:value-type="date" office:date-value="2021-05-10" calcext:value-type="date">
            <text:p>10</text:p>
          </table:table-cell>
          <table:table-cell table:style-name="ce20" table:formula="of:=[.BN2]+1" office:value-type="date" office:date-value="2021-05-11" calcext:value-type="date">
            <text:p>11</text:p>
          </table:table-cell>
          <table:table-cell table:style-name="ce20" table:formula="of:=[.BO2]+1" office:value-type="date" office:date-value="2021-05-12" calcext:value-type="date">
            <text:p>12</text:p>
          </table:table-cell>
          <table:table-cell table:style-name="ce20" table:formula="of:=[.BP2]+1" office:value-type="date" office:date-value="2021-05-13" calcext:value-type="date">
            <text:p>13</text:p>
          </table:table-cell>
          <table:table-cell table:style-name="ce20" table:formula="of:=[.BQ2]+1" office:value-type="date" office:date-value="2021-05-14" calcext:value-type="date">
            <text:p>14</text:p>
          </table:table-cell>
          <table:table-cell table:style-name="ce20" table:formula="of:=[.BR2]+1" office:value-type="date" office:date-value="2021-05-15" calcext:value-type="date">
            <text:p>15</text:p>
          </table:table-cell>
          <table:table-cell table:style-name="ce20" table:formula="of:=[.BS2]+1" office:value-type="date" office:date-value="2021-05-16" calcext:value-type="date">
            <text:p>16</text:p>
          </table:table-cell>
          <table:table-cell table:style-name="ce9" table:formula="of:=[.BT2]+1" office:value-type="date" office:date-value="2021-05-17" calcext:value-type="date">
            <text:p>17</text:p>
          </table:table-cell>
          <table:table-cell table:style-name="ce9" table:formula="of:=[.BU2]+1" office:value-type="date" office:date-value="2021-05-18" calcext:value-type="date">
            <text:p>18</text:p>
          </table:table-cell>
          <table:table-cell table:style-name="ce9" table:formula="of:=[.BV2]+1" office:value-type="date" office:date-value="2021-05-19" calcext:value-type="date">
            <text:p>19</text:p>
          </table:table-cell>
          <table:table-cell table:style-name="ce9" table:formula="of:=[.BW2]+1" office:value-type="date" office:date-value="2021-05-20" calcext:value-type="date">
            <text:p>20</text:p>
          </table:table-cell>
          <table:table-cell table:style-name="ce9" table:formula="of:=[.BX2]+1" office:value-type="date" office:date-value="2021-05-21" calcext:value-type="date">
            <text:p>21</text:p>
          </table:table-cell>
          <table:table-cell table:style-name="ce9" table:formula="of:=[.BY2]+1" office:value-type="date" office:date-value="2021-05-22" calcext:value-type="date">
            <text:p>22</text:p>
          </table:table-cell>
          <table:table-cell table:style-name="ce9" table:formula="of:=[.BZ2]+1" office:value-type="date" office:date-value="2021-05-23" calcext:value-type="date">
            <text:p>23</text:p>
          </table:table-cell>
          <table:table-cell table:style-name="ce20" table:formula="of:=[.CA2]+1" office:value-type="date" office:date-value="2021-05-24" calcext:value-type="date">
            <text:p>24</text:p>
          </table:table-cell>
          <table:table-cell table:style-name="ce20" table:formula="of:=[.CB2]+1" office:value-type="date" office:date-value="2021-05-25" calcext:value-type="date">
            <text:p>25</text:p>
          </table:table-cell>
          <table:table-cell table:style-name="ce20" table:formula="of:=[.CC2]+1" office:value-type="date" office:date-value="2021-05-26" calcext:value-type="date">
            <text:p>26</text:p>
          </table:table-cell>
          <table:table-cell table:style-name="ce20" table:formula="of:=[.CD2]+1" office:value-type="date" office:date-value="2021-05-27" calcext:value-type="date">
            <text:p>27</text:p>
          </table:table-cell>
          <table:table-cell table:style-name="ce20" table:formula="of:=[.CE2]+1" office:value-type="date" office:date-value="2021-05-28" calcext:value-type="date">
            <text:p>28</text:p>
          </table:table-cell>
          <table:table-cell table:style-name="ce20" table:formula="of:=[.CF2]+1" office:value-type="date" office:date-value="2021-05-29" calcext:value-type="date">
            <text:p>29</text:p>
          </table:table-cell>
          <table:table-cell table:style-name="ce20" table:formula="of:=[.CG2]+1" office:value-type="date" office:date-value="2021-05-30" calcext:value-type="date">
            <text:p>30</text:p>
          </table:table-cell>
          <table:table-cell table:style-name="ce9" table:formula="of:=[.CH2]+1" office:value-type="date" office:date-value="2021-05-31" calcext:value-type="date">
            <text:p>31</text:p>
          </table:table-cell>
          <table:table-cell table:style-name="ce59" table:formula="of:=[.CI2]+1" office:value-type="date" office:date-value="2021-06-01" calcext:value-type="date">
            <text:p>01</text:p>
          </table:table-cell>
          <table:table-cell table:style-name="ce9" table:formula="of:=[.CJ2]+1" office:value-type="date" office:date-value="2021-06-02" calcext:value-type="date">
            <text:p>02</text:p>
          </table:table-cell>
          <table:table-cell table:style-name="ce9" table:formula="of:=[.CK2]+1" office:value-type="date" office:date-value="2021-06-03" calcext:value-type="date">
            <text:p>03</text:p>
          </table:table-cell>
          <table:table-cell table:style-name="ce9" table:formula="of:=[.CL2]+1" office:value-type="date" office:date-value="2021-06-04" calcext:value-type="date">
            <text:p>04</text:p>
          </table:table-cell>
          <table:table-cell table:style-name="ce9" table:formula="of:=[.CM2]+1" office:value-type="date" office:date-value="2021-06-05" calcext:value-type="date">
            <text:p>05</text:p>
          </table:table-cell>
          <table:table-cell table:style-name="ce9" table:formula="of:=[.CN2]+1" office:value-type="date" office:date-value="2021-06-06" calcext:value-type="date">
            <text:p>06</text:p>
          </table:table-cell>
          <table:table-cell table:style-name="ce20" table:formula="of:=[.CO2]+1" office:value-type="date" office:date-value="2021-06-07" calcext:value-type="date">
            <text:p>07</text:p>
          </table:table-cell>
          <table:table-cell table:style-name="ce20" table:formula="of:=[.CP2]+1" office:value-type="date" office:date-value="2021-06-08" calcext:value-type="date">
            <text:p>08</text:p>
          </table:table-cell>
          <table:table-cell table:style-name="ce20" table:formula="of:=[.CQ2]+1" office:value-type="date" office:date-value="2021-06-09" calcext:value-type="date">
            <text:p>09</text:p>
          </table:table-cell>
          <table:table-cell table:style-name="ce20" table:formula="of:=[.CR2]+1" office:value-type="date" office:date-value="2021-06-10" calcext:value-type="date">
            <text:p>10</text:p>
          </table:table-cell>
          <table:table-cell table:style-name="ce20" table:formula="of:=[.CS2]+1" office:value-type="date" office:date-value="2021-06-11" calcext:value-type="date">
            <text:p>11</text:p>
          </table:table-cell>
          <table:table-cell table:style-name="ce20" table:formula="of:=[.CT2]+1" office:value-type="date" office:date-value="2021-06-12" calcext:value-type="date">
            <text:p>12</text:p>
          </table:table-cell>
          <table:table-cell table:style-name="ce20" table:formula="of:=[.CU2]+1" office:value-type="date" office:date-value="2021-06-13" calcext:value-type="date">
            <text:p>13</text:p>
          </table:table-cell>
          <table:table-cell table:style-name="ce9" table:formula="of:=[.CV2]+1" office:value-type="date" office:date-value="2021-06-14" calcext:value-type="date">
            <text:p>14</text:p>
          </table:table-cell>
          <table:table-cell table:style-name="ce9" table:formula="of:=[.CW2]+1" office:value-type="date" office:date-value="2021-06-15" calcext:value-type="date">
            <text:p>15</text:p>
          </table:table-cell>
          <table:table-cell table:style-name="ce63" table:formula="of:=[.CX2]+1" office:value-type="date" office:date-value="2021-06-16" calcext:value-type="date">
            <text:p>16</text:p>
          </table:table-cell>
          <table:table-cell table:style-name="ce9" table:formula="of:=[.CY2]+1" office:value-type="date" office:date-value="2021-06-17" calcext:value-type="date">
            <text:p>17</text:p>
          </table:table-cell>
          <table:table-cell table:style-name="ce9" table:formula="of:=[.CZ2]+1" office:value-type="date" office:date-value="2021-06-18" calcext:value-type="date">
            <text:p>18</text:p>
          </table:table-cell>
          <table:table-cell table:style-name="ce9" table:formula="of:=[.DA2]+1" office:value-type="date" office:date-value="2021-06-19" calcext:value-type="date">
            <text:p>19</text:p>
          </table:table-cell>
          <table:table-cell table:style-name="ce9" table:formula="of:=[.DB2]+1" office:value-type="date" office:date-value="2021-06-20" calcext:value-type="date">
            <text:p>20</text:p>
          </table:table-cell>
          <table:table-cell table:style-name="ce20" table:formula="of:=[.DC2]+1" office:value-type="date" office:date-value="2021-06-21" calcext:value-type="date">
            <text:p>21</text:p>
          </table:table-cell>
          <table:table-cell table:style-name="ce20" table:formula="of:=[.DD2]+1" office:value-type="date" office:date-value="2021-06-22" calcext:value-type="date">
            <text:p>22</text:p>
          </table:table-cell>
          <table:table-cell table:style-name="ce20" table:formula="of:=[.DE2]+1" office:value-type="date" office:date-value="2021-06-23" calcext:value-type="date">
            <text:p>23</text:p>
          </table:table-cell>
          <table:table-cell table:style-name="ce20" table:formula="of:=[.DF2]+1" office:value-type="date" office:date-value="2021-06-24" calcext:value-type="date">
            <text:p>24</text:p>
          </table:table-cell>
          <table:table-cell table:style-name="ce20" table:formula="of:=[.DG2]+1" office:value-type="date" office:date-value="2021-06-25" calcext:value-type="date">
            <text:p>25</text:p>
          </table:table-cell>
          <table:table-cell table:style-name="ce20" table:formula="of:=[.DH2]+1" office:value-type="date" office:date-value="2021-06-26" calcext:value-type="date">
            <text:p>26</text:p>
          </table:table-cell>
          <table:table-cell table:style-name="ce20" table:formula="of:=[.DI2]+1" office:value-type="date" office:date-value="2021-06-27" calcext:value-type="date">
            <text:p>27</text:p>
          </table:table-cell>
          <table:table-cell table:style-name="ce9" table:formula="of:=[.DJ2]+1" office:value-type="date" office:date-value="2021-06-28" calcext:value-type="date">
            <text:p>28</text:p>
          </table:table-cell>
          <table:table-cell table:style-name="ce9" table:formula="of:=[.DK2]+1" office:value-type="date" office:date-value="2021-06-29" calcext:value-type="date">
            <text:p>29</text:p>
          </table:table-cell>
          <table:table-cell table:style-name="ce9" table:formula="of:=[.DL2]+1" office:value-type="date" office:date-value="2021-06-30" calcext:value-type="date">
            <text:p>30</text:p>
          </table:table-cell>
          <table:table-cell table:style-name="ce59" table:formula="of:=[.DM2]+1" office:value-type="date" office:date-value="2021-07-01" calcext:value-type="date">
            <text:p>01</text:p>
          </table:table-cell>
          <table:table-cell table:style-name="ce9" table:formula="of:=[.DN2]+1" office:value-type="date" office:date-value="2021-07-02" calcext:value-type="date">
            <text:p>02</text:p>
          </table:table-cell>
          <table:table-cell table:style-name="ce9" table:formula="of:=[.DO2]+1" office:value-type="date" office:date-value="2021-07-03" calcext:value-type="date">
            <text:p>03</text:p>
          </table:table-cell>
          <table:table-cell table:style-name="ce9" table:formula="of:=[.DP2]+1" office:value-type="date" office:date-value="2021-07-04" calcext:value-type="date">
            <text:p>04</text:p>
          </table:table-cell>
          <table:table-cell table:style-name="ce20" table:formula="of:=[.DQ2]+1" office:value-type="date" office:date-value="2021-07-05" calcext:value-type="date">
            <text:p>05</text:p>
          </table:table-cell>
          <table:table-cell table:style-name="ce20" table:formula="of:=[.DR2]+1" office:value-type="date" office:date-value="2021-07-06" calcext:value-type="date">
            <text:p>06</text:p>
          </table:table-cell>
          <table:table-cell table:style-name="ce20" table:formula="of:=[.DS2]+1" office:value-type="date" office:date-value="2021-07-07" calcext:value-type="date">
            <text:p>07</text:p>
          </table:table-cell>
          <table:table-cell table:style-name="ce20" table:formula="of:=[.DT2]+1" office:value-type="date" office:date-value="2021-07-08" calcext:value-type="date">
            <text:p>08</text:p>
          </table:table-cell>
          <table:table-cell table:style-name="ce20" table:formula="of:=[.DU2]+1" office:value-type="date" office:date-value="2021-07-09" calcext:value-type="date">
            <text:p>09</text:p>
          </table:table-cell>
          <table:table-cell table:style-name="ce20" table:formula="of:=[.DV2]+1" office:value-type="date" office:date-value="2021-07-10" calcext:value-type="date">
            <text:p>10</text:p>
          </table:table-cell>
          <table:table-cell table:style-name="ce20" table:formula="of:=[.DW2]+1" office:value-type="date" office:date-value="2021-07-11" calcext:value-type="date">
            <text:p>11</text:p>
          </table:table-cell>
          <table:table-cell table:style-name="ce9" table:formula="of:=[.DX2]+1" office:value-type="date" office:date-value="2021-07-12" calcext:value-type="date">
            <text:p>12</text:p>
          </table:table-cell>
          <table:table-cell table:style-name="ce9" table:formula="of:=[.DY2]+1" office:value-type="date" office:date-value="2021-07-13" calcext:value-type="date">
            <text:p>13</text:p>
          </table:table-cell>
          <table:table-cell table:style-name="ce9" table:formula="of:=[.DZ2]+1" office:value-type="date" office:date-value="2021-07-14" calcext:value-type="date">
            <text:p>14</text:p>
          </table:table-cell>
          <table:table-cell table:style-name="ce9" table:formula="of:=[.EA2]+1" office:value-type="date" office:date-value="2021-07-15" calcext:value-type="date">
            <text:p>15</text:p>
          </table:table-cell>
          <table:table-cell table:style-name="ce9" table:formula="of:=[.EB2]+1" office:value-type="date" office:date-value="2021-07-16" calcext:value-type="date">
            <text:p>16</text:p>
          </table:table-cell>
          <table:table-cell table:style-name="ce9" table:formula="of:=[.EC2]+1" office:value-type="date" office:date-value="2021-07-17" calcext:value-type="date">
            <text:p>17</text:p>
          </table:table-cell>
          <table:table-cell table:style-name="ce9" table:formula="of:=[.ED2]+1" office:value-type="date" office:date-value="2021-07-18" calcext:value-type="date">
            <text:p>18</text:p>
          </table:table-cell>
          <table:table-cell table:style-name="ce20" table:formula="of:=[.EE2]+1" office:value-type="date" office:date-value="2021-07-19" calcext:value-type="date">
            <text:p>19</text:p>
          </table:table-cell>
          <table:table-cell table:style-name="ce20" table:formula="of:=[.EF2]+1" office:value-type="date" office:date-value="2021-07-20" calcext:value-type="date">
            <text:p>20</text:p>
          </table:table-cell>
          <table:table-cell table:style-name="ce20" table:formula="of:=[.EG2]+1" office:value-type="date" office:date-value="2021-07-21" calcext:value-type="date">
            <text:p>21</text:p>
          </table:table-cell>
          <table:table-cell table:style-name="ce20" table:formula="of:=[.EH2]+1" office:value-type="date" office:date-value="2021-07-22" calcext:value-type="date">
            <text:p>22</text:p>
          </table:table-cell>
          <table:table-cell table:style-name="ce20" table:formula="of:=[.EI2]+1" office:value-type="date" office:date-value="2021-07-23" calcext:value-type="date">
            <text:p>23</text:p>
          </table:table-cell>
          <table:table-cell table:style-name="ce20" table:formula="of:=[.EJ2]+1" office:value-type="date" office:date-value="2021-07-24" calcext:value-type="date">
            <text:p>24</text:p>
          </table:table-cell>
          <table:table-cell table:style-name="ce20" table:formula="of:=[.EK2]+1" office:value-type="date" office:date-value="2021-07-25" calcext:value-type="date">
            <text:p>25</text:p>
          </table:table-cell>
          <table:table-cell table:style-name="ce9" table:formula="of:=[.EL2]+1" office:value-type="date" office:date-value="2021-07-26" calcext:value-type="date">
            <text:p>26</text:p>
          </table:table-cell>
          <table:table-cell table:style-name="ce9" table:formula="of:=[.EM2]+1" office:value-type="date" office:date-value="2021-07-27" calcext:value-type="date">
            <text:p>27</text:p>
          </table:table-cell>
          <table:table-cell table:style-name="ce9" table:formula="of:=[.EN2]+1" office:value-type="date" office:date-value="2021-07-28" calcext:value-type="date">
            <text:p>28</text:p>
          </table:table-cell>
          <table:table-cell table:style-name="ce9" table:formula="of:=[.EO2]+1" office:value-type="date" office:date-value="2021-07-29" calcext:value-type="date">
            <text:p>29</text:p>
          </table:table-cell>
          <table:table-cell table:style-name="ce9" table:formula="of:=[.EP2]+1" office:value-type="date" office:date-value="2021-07-30" calcext:value-type="date">
            <text:p>30</text:p>
          </table:table-cell>
          <table:table-cell table:style-name="ce9" table:formula="of:=[.EQ2]+1" office:value-type="date" office:date-value="2021-07-31" calcext:value-type="date">
            <text:p>31</text:p>
          </table:table-cell>
          <table:table-cell table:style-name="ce9" table:formula="of:=[.ER2]+1" office:value-type="date" office:date-value="2021-08-01" calcext:value-type="date">
            <text:p>01</text:p>
          </table:table-cell>
          <table:table-cell table:style-name="ce5" table:number-columns-repeated="782"/>
          <table:table-cell table:number-columns-repeated="93"/>
        </table:table-row>
        <table:table-row table:style-name="ro1">
          <table:table-cell table:style-name="ce6"/>
          <table:table-cell table:style-name="ce10" table:formula="of:=[.B2]" office:value-type="date" office:date-value="2020-11-30" calcext:value-type="date">
            <text:p>lun</text:p>
          </table:table-cell>
          <table:table-cell table:style-name="ce15" table:formula="of:=[.C2]" office:value-type="date" office:date-value="2020-12-01" calcext:value-type="date">
            <text:p>mar</text:p>
          </table:table-cell>
          <table:table-cell table:style-name="ce10" table:formula="of:=[.D2]" office:value-type="date" office:date-value="2020-12-02" calcext:value-type="date">
            <text:p>mer</text:p>
          </table:table-cell>
          <table:table-cell table:style-name="ce10" table:formula="of:=[.E2]" office:value-type="date" office:date-value="2020-12-03" calcext:value-type="date">
            <text:p>gio</text:p>
          </table:table-cell>
          <table:table-cell table:style-name="ce10" table:formula="of:=[.F2]" office:value-type="date" office:date-value="2020-12-04" calcext:value-type="date">
            <text:p>ven</text:p>
          </table:table-cell>
          <table:table-cell table:style-name="ce10" table:formula="of:=[.G2]" office:value-type="date" office:date-value="2020-12-05" calcext:value-type="date">
            <text:p>sab</text:p>
          </table:table-cell>
          <table:table-cell table:style-name="ce10" table:formula="of:=[.H2]" office:value-type="date" office:date-value="2020-12-06" calcext:value-type="date">
            <text:p>dom</text:p>
          </table:table-cell>
          <table:table-cell table:style-name="ce21" table:formula="of:=[.I2]" office:value-type="date" office:date-value="2020-12-07" calcext:value-type="date">
            <text:p>lun</text:p>
          </table:table-cell>
          <table:table-cell table:style-name="ce21" table:formula="of:=[.J2]" office:value-type="date" office:date-value="2020-12-08" calcext:value-type="date">
            <text:p>mar</text:p>
          </table:table-cell>
          <table:table-cell table:style-name="ce21" table:formula="of:=[.K2]" office:value-type="date" office:date-value="2020-12-09" calcext:value-type="date">
            <text:p>mer</text:p>
          </table:table-cell>
          <table:table-cell table:style-name="ce21" table:formula="of:=[.L2]" office:value-type="date" office:date-value="2020-12-10" calcext:value-type="date">
            <text:p>gio</text:p>
          </table:table-cell>
          <table:table-cell table:style-name="ce21" table:formula="of:=[.M2]" office:value-type="date" office:date-value="2020-12-11" calcext:value-type="date">
            <text:p>ven</text:p>
          </table:table-cell>
          <table:table-cell table:style-name="ce21" table:formula="of:=[.N2]" office:value-type="date" office:date-value="2020-12-12" calcext:value-type="date">
            <text:p>sab</text:p>
          </table:table-cell>
          <table:table-cell table:style-name="ce21" table:formula="of:=[.O2]" office:value-type="date" office:date-value="2020-12-13" calcext:value-type="date">
            <text:p>dom</text:p>
          </table:table-cell>
          <table:table-cell table:style-name="ce10" table:formula="of:=[.P2]" office:value-type="date" office:date-value="2020-12-14" calcext:value-type="date">
            <text:p>lun</text:p>
          </table:table-cell>
          <table:table-cell table:style-name="ce10" table:formula="of:=[.Q2]" office:value-type="date" office:date-value="2020-12-15" calcext:value-type="date">
            <text:p>mar</text:p>
          </table:table-cell>
          <table:table-cell table:style-name="ce10" table:formula="of:=[.R2]" office:value-type="date" office:date-value="2020-12-16" calcext:value-type="date">
            <text:p>mer</text:p>
          </table:table-cell>
          <table:table-cell table:style-name="ce10" table:formula="of:=[.S2]" office:value-type="date" office:date-value="2020-12-17" calcext:value-type="date">
            <text:p>gio</text:p>
          </table:table-cell>
          <table:table-cell table:style-name="ce10" table:formula="of:=[.T2]" office:value-type="date" office:date-value="2020-12-18" calcext:value-type="date">
            <text:p>ven</text:p>
          </table:table-cell>
          <table:table-cell table:style-name="ce10" table:formula="of:=[.U2]" office:value-type="date" office:date-value="2020-12-19" calcext:value-type="date">
            <text:p>sab</text:p>
          </table:table-cell>
          <table:table-cell table:style-name="ce10" table:formula="of:=[.V2]" office:value-type="date" office:date-value="2020-12-20" calcext:value-type="date">
            <text:p>dom</text:p>
          </table:table-cell>
          <table:table-cell table:style-name="ce21" table:formula="of:=[.W2]" office:value-type="date" office:date-value="2020-12-21" calcext:value-type="date">
            <text:p>lun</text:p>
          </table:table-cell>
          <table:table-cell table:style-name="ce21" table:formula="of:=[.X2]" office:value-type="date" office:date-value="2020-12-22" calcext:value-type="date">
            <text:p>mar</text:p>
          </table:table-cell>
          <table:table-cell table:style-name="ce21" table:formula="of:=[.Y2]" office:value-type="date" office:date-value="2020-12-23" calcext:value-type="date">
            <text:p>mer</text:p>
          </table:table-cell>
          <table:table-cell table:style-name="ce21" table:formula="of:=[.Z2]" office:value-type="date" office:date-value="2020-12-24" calcext:value-type="date">
            <text:p>gio</text:p>
          </table:table-cell>
          <table:table-cell table:style-name="ce21" table:formula="of:=[.AA2]" office:value-type="date" office:date-value="2020-12-25" calcext:value-type="date">
            <text:p>ven</text:p>
          </table:table-cell>
          <table:table-cell table:style-name="ce21" table:formula="of:=[.AB2]" office:value-type="date" office:date-value="2020-12-26" calcext:value-type="date">
            <text:p>sab</text:p>
          </table:table-cell>
          <table:table-cell table:style-name="ce21" table:formula="of:=[.AC2]" office:value-type="date" office:date-value="2020-12-27" calcext:value-type="date">
            <text:p>dom</text:p>
          </table:table-cell>
          <table:table-cell table:style-name="ce10" table:formula="of:=[.AD2]" office:value-type="date" office:date-value="2020-12-28" calcext:value-type="date">
            <text:p>lun</text:p>
          </table:table-cell>
          <table:table-cell table:style-name="ce10" table:formula="of:=[.AE2]" office:value-type="date" office:date-value="2020-12-29" calcext:value-type="date">
            <text:p>mar</text:p>
          </table:table-cell>
          <table:table-cell table:style-name="ce10" table:formula="of:=[.AF2]" office:value-type="date" office:date-value="2020-12-30" calcext:value-type="date">
            <text:p>mer</text:p>
          </table:table-cell>
          <table:table-cell table:style-name="ce10" table:formula="of:=[.AG2]" office:value-type="date" office:date-value="2020-12-31" calcext:value-type="date">
            <text:p>gio</text:p>
          </table:table-cell>
          <table:table-cell table:style-name="ce15" table:formula="of:=[.AH2]" office:value-type="date" office:date-value="2021-01-01" calcext:value-type="date">
            <text:p>ven</text:p>
          </table:table-cell>
          <table:table-cell table:style-name="ce10" table:formula="of:=[.AI2]" office:value-type="date" office:date-value="2021-01-02" calcext:value-type="date">
            <text:p>sab</text:p>
          </table:table-cell>
          <table:table-cell table:style-name="ce10" table:formula="of:=[.AJ2]" office:value-type="date" office:date-value="2021-01-03" calcext:value-type="date">
            <text:p>dom</text:p>
          </table:table-cell>
          <table:table-cell table:style-name="ce21" table:formula="of:=[.AK2]" office:value-type="date" office:date-value="2021-01-04" calcext:value-type="date">
            <text:p>lun</text:p>
          </table:table-cell>
          <table:table-cell table:style-name="ce21" table:formula="of:=[.AL2]" office:value-type="date" office:date-value="2021-01-05" calcext:value-type="date">
            <text:p>mar</text:p>
          </table:table-cell>
          <table:table-cell table:style-name="ce21" table:formula="of:=[.AM2]" office:value-type="date" office:date-value="2021-01-06" calcext:value-type="date">
            <text:p>mer</text:p>
          </table:table-cell>
          <table:table-cell table:style-name="ce21" table:formula="of:=[.AN2]" office:value-type="date" office:date-value="2021-01-07" calcext:value-type="date">
            <text:p>gio</text:p>
          </table:table-cell>
          <table:table-cell table:style-name="ce21" table:formula="of:=[.AO2]" office:value-type="date" office:date-value="2021-01-08" calcext:value-type="date">
            <text:p>ven</text:p>
          </table:table-cell>
          <table:table-cell table:style-name="ce21" table:formula="of:=[.AP2]" office:value-type="date" office:date-value="2021-01-09" calcext:value-type="date">
            <text:p>sab</text:p>
          </table:table-cell>
          <table:table-cell table:style-name="ce21" table:formula="of:=[.AQ2]" office:value-type="date" office:date-value="2021-01-10" calcext:value-type="date">
            <text:p>dom</text:p>
          </table:table-cell>
          <table:table-cell table:style-name="ce10" table:formula="of:=[.AR2]" office:value-type="date" office:date-value="2021-01-11" calcext:value-type="date">
            <text:p>lun</text:p>
          </table:table-cell>
          <table:table-cell table:style-name="ce10" table:formula="of:=[.AS2]" office:value-type="date" office:date-value="2021-01-12" calcext:value-type="date">
            <text:p>mar</text:p>
          </table:table-cell>
          <table:table-cell table:style-name="ce10" table:formula="of:=[.AT2]" office:value-type="date" office:date-value="2021-01-13" calcext:value-type="date">
            <text:p>mer</text:p>
          </table:table-cell>
          <table:table-cell table:style-name="ce10" table:formula="of:=[.AU2]" office:value-type="date" office:date-value="2021-01-14" calcext:value-type="date">
            <text:p>gio</text:p>
          </table:table-cell>
          <table:table-cell table:style-name="ce10" table:formula="of:=[.AV2]" office:value-type="date" office:date-value="2021-01-15" calcext:value-type="date">
            <text:p>ven</text:p>
          </table:table-cell>
          <table:table-cell table:style-name="ce10" table:formula="of:=[.AW2]" office:value-type="date" office:date-value="2021-01-16" calcext:value-type="date">
            <text:p>sab</text:p>
          </table:table-cell>
          <table:table-cell table:style-name="ce10" table:formula="of:=[.AX2]" office:value-type="date" office:date-value="2021-01-17" calcext:value-type="date">
            <text:p>dom</text:p>
          </table:table-cell>
          <table:covered-table-cell/>
          <table:table-cell table:style-name="ce50" table:formula="of:=[.AZ2]" office:value-type="date" office:date-value="2021-04-26" calcext:value-type="date">
            <text:p>lun</text:p>
          </table:table-cell>
          <table:table-cell table:style-name="ce52" table:formula="of:=[.BA2]" office:value-type="date" office:date-value="2021-04-27" calcext:value-type="date">
            <text:p>mar</text:p>
          </table:table-cell>
          <table:table-cell table:style-name="ce52" table:formula="of:=[.BB2]" office:value-type="date" office:date-value="2021-04-28" calcext:value-type="date">
            <text:p>mer</text:p>
          </table:table-cell>
          <table:table-cell table:style-name="ce52" table:formula="of:=[.BC2]" office:value-type="date" office:date-value="2021-04-29" calcext:value-type="date">
            <text:p>gio</text:p>
          </table:table-cell>
          <table:table-cell table:style-name="ce52" table:formula="of:=[.BD2]" office:value-type="date" office:date-value="2021-04-30" calcext:value-type="date">
            <text:p>ven</text:p>
          </table:table-cell>
          <table:table-cell table:style-name="ce50" table:formula="of:=[.BE2]" office:value-type="date" office:date-value="2021-05-01" calcext:value-type="date">
            <text:p>sab</text:p>
          </table:table-cell>
          <table:table-cell table:style-name="ce52" table:formula="of:=[.BF2]" office:value-type="date" office:date-value="2021-05-02" calcext:value-type="date">
            <text:p>dom</text:p>
          </table:table-cell>
          <table:table-cell table:style-name="ce57" table:formula="of:=[.BG2]" office:value-type="date" office:date-value="2021-05-03" calcext:value-type="date">
            <text:p>lun</text:p>
          </table:table-cell>
          <table:table-cell table:style-name="ce57" table:formula="of:=[.BH2]" office:value-type="date" office:date-value="2021-05-04" calcext:value-type="date">
            <text:p>mar</text:p>
          </table:table-cell>
          <table:table-cell table:style-name="ce57" table:formula="of:=[.BI2]" office:value-type="date" office:date-value="2021-05-05" calcext:value-type="date">
            <text:p>mer</text:p>
          </table:table-cell>
          <table:table-cell table:style-name="ce57" table:formula="of:=[.BJ2]" office:value-type="date" office:date-value="2021-05-06" calcext:value-type="date">
            <text:p>gio</text:p>
          </table:table-cell>
          <table:table-cell table:style-name="ce57" table:formula="of:=[.BK2]" office:value-type="date" office:date-value="2021-05-07" calcext:value-type="date">
            <text:p>ven</text:p>
          </table:table-cell>
          <table:table-cell table:style-name="ce57" table:formula="of:=[.BL2]" office:value-type="date" office:date-value="2021-05-08" calcext:value-type="date">
            <text:p>sab</text:p>
          </table:table-cell>
          <table:table-cell table:style-name="ce57" table:formula="of:=[.BM2]" office:value-type="date" office:date-value="2021-05-09" calcext:value-type="date">
            <text:p>dom</text:p>
          </table:table-cell>
          <table:table-cell table:style-name="ce52" table:formula="of:=[.BN2]" office:value-type="date" office:date-value="2021-05-10" calcext:value-type="date">
            <text:p>lun</text:p>
          </table:table-cell>
          <table:table-cell table:style-name="ce52" table:formula="of:=[.BO2]" office:value-type="date" office:date-value="2021-05-11" calcext:value-type="date">
            <text:p>mar</text:p>
          </table:table-cell>
          <table:table-cell table:style-name="ce52" table:formula="of:=[.BP2]" office:value-type="date" office:date-value="2021-05-12" calcext:value-type="date">
            <text:p>mer</text:p>
          </table:table-cell>
          <table:table-cell table:style-name="ce52" table:formula="of:=[.BQ2]" office:value-type="date" office:date-value="2021-05-13" calcext:value-type="date">
            <text:p>gio</text:p>
          </table:table-cell>
          <table:table-cell table:style-name="ce52" table:formula="of:=[.BR2]" office:value-type="date" office:date-value="2021-05-14" calcext:value-type="date">
            <text:p>ven</text:p>
          </table:table-cell>
          <table:table-cell table:style-name="ce52" table:formula="of:=[.BS2]" office:value-type="date" office:date-value="2021-05-15" calcext:value-type="date">
            <text:p>sab</text:p>
          </table:table-cell>
          <table:table-cell table:style-name="ce52" table:formula="of:=[.BT2]" office:value-type="date" office:date-value="2021-05-16" calcext:value-type="date">
            <text:p>dom</text:p>
          </table:table-cell>
          <table:table-cell table:style-name="ce57" table:formula="of:=[.BU2]" office:value-type="date" office:date-value="2021-05-17" calcext:value-type="date">
            <text:p>lun</text:p>
          </table:table-cell>
          <table:table-cell table:style-name="ce57" table:formula="of:=[.BV2]" office:value-type="date" office:date-value="2021-05-18" calcext:value-type="date">
            <text:p>mar</text:p>
          </table:table-cell>
          <table:table-cell table:style-name="ce57" table:formula="of:=[.BW2]" office:value-type="date" office:date-value="2021-05-19" calcext:value-type="date">
            <text:p>mer</text:p>
          </table:table-cell>
          <table:table-cell table:style-name="ce57" table:formula="of:=[.BX2]" office:value-type="date" office:date-value="2021-05-20" calcext:value-type="date">
            <text:p>gio</text:p>
          </table:table-cell>
          <table:table-cell table:style-name="ce57" table:formula="of:=[.BY2]" office:value-type="date" office:date-value="2021-05-21" calcext:value-type="date">
            <text:p>ven</text:p>
          </table:table-cell>
          <table:table-cell table:style-name="ce57" table:formula="of:=[.BZ2]" office:value-type="date" office:date-value="2021-05-22" calcext:value-type="date">
            <text:p>sab</text:p>
          </table:table-cell>
          <table:table-cell table:style-name="ce57" table:formula="of:=[.CA2]" office:value-type="date" office:date-value="2021-05-23" calcext:value-type="date">
            <text:p>dom</text:p>
          </table:table-cell>
          <table:table-cell table:style-name="ce52" table:formula="of:=[.CB2]" office:value-type="date" office:date-value="2021-05-24" calcext:value-type="date">
            <text:p>lun</text:p>
          </table:table-cell>
          <table:table-cell table:style-name="ce52" table:formula="of:=[.CC2]" office:value-type="date" office:date-value="2021-05-25" calcext:value-type="date">
            <text:p>mar</text:p>
          </table:table-cell>
          <table:table-cell table:style-name="ce52" table:formula="of:=[.CD2]" office:value-type="date" office:date-value="2021-05-26" calcext:value-type="date">
            <text:p>mer</text:p>
          </table:table-cell>
          <table:table-cell table:style-name="ce52" table:formula="of:=[.CE2]" office:value-type="date" office:date-value="2021-05-27" calcext:value-type="date">
            <text:p>gio</text:p>
          </table:table-cell>
          <table:table-cell table:style-name="ce52" table:formula="of:=[.CF2]" office:value-type="date" office:date-value="2021-05-28" calcext:value-type="date">
            <text:p>ven</text:p>
          </table:table-cell>
          <table:table-cell table:style-name="ce52" table:formula="of:=[.CG2]" office:value-type="date" office:date-value="2021-05-29" calcext:value-type="date">
            <text:p>sab</text:p>
          </table:table-cell>
          <table:table-cell table:style-name="ce52" table:formula="of:=[.CH2]" office:value-type="date" office:date-value="2021-05-30" calcext:value-type="date">
            <text:p>dom</text:p>
          </table:table-cell>
          <table:table-cell table:style-name="ce57" table:formula="of:=[.CI2]" office:value-type="date" office:date-value="2021-05-31" calcext:value-type="date">
            <text:p>lun</text:p>
          </table:table-cell>
          <table:table-cell table:style-name="ce60" table:formula="of:=[.CJ2]" office:value-type="date" office:date-value="2021-06-01" calcext:value-type="date">
            <text:p>mar</text:p>
          </table:table-cell>
          <table:table-cell table:style-name="ce57" table:formula="of:=[.CK2]" office:value-type="date" office:date-value="2021-06-02" calcext:value-type="date">
            <text:p>mer</text:p>
          </table:table-cell>
          <table:table-cell table:style-name="ce57" table:formula="of:=[.CL2]" office:value-type="date" office:date-value="2021-06-03" calcext:value-type="date">
            <text:p>gio</text:p>
          </table:table-cell>
          <table:table-cell table:style-name="ce57" table:formula="of:=[.CM2]" office:value-type="date" office:date-value="2021-06-04" calcext:value-type="date">
            <text:p>ven</text:p>
          </table:table-cell>
          <table:table-cell table:style-name="ce57" table:formula="of:=[.CN2]" office:value-type="date" office:date-value="2021-06-05" calcext:value-type="date">
            <text:p>sab</text:p>
          </table:table-cell>
          <table:table-cell table:style-name="ce57" table:formula="of:=[.CO2]" office:value-type="date" office:date-value="2021-06-06" calcext:value-type="date">
            <text:p>dom</text:p>
          </table:table-cell>
          <table:table-cell table:style-name="ce52" table:formula="of:=[.CP2]" office:value-type="date" office:date-value="2021-06-07" calcext:value-type="date">
            <text:p>lun</text:p>
          </table:table-cell>
          <table:table-cell table:style-name="ce52" table:formula="of:=[.CQ2]" office:value-type="date" office:date-value="2021-06-08" calcext:value-type="date">
            <text:p>mar</text:p>
          </table:table-cell>
          <table:table-cell table:style-name="ce52" table:formula="of:=[.CR2]" office:value-type="date" office:date-value="2021-06-09" calcext:value-type="date">
            <text:p>mer</text:p>
          </table:table-cell>
          <table:table-cell table:style-name="ce52" table:formula="of:=[.CS2]" office:value-type="date" office:date-value="2021-06-10" calcext:value-type="date">
            <text:p>gio</text:p>
          </table:table-cell>
          <table:table-cell table:style-name="ce52" table:formula="of:=[.CT2]" office:value-type="date" office:date-value="2021-06-11" calcext:value-type="date">
            <text:p>ven</text:p>
          </table:table-cell>
          <table:table-cell table:style-name="ce52" table:formula="of:=[.CU2]" office:value-type="date" office:date-value="2021-06-12" calcext:value-type="date">
            <text:p>sab</text:p>
          </table:table-cell>
          <table:table-cell table:style-name="ce52" table:formula="of:=[.CV2]" office:value-type="date" office:date-value="2021-06-13" calcext:value-type="date">
            <text:p>dom</text:p>
          </table:table-cell>
          <table:table-cell table:style-name="ce57" table:formula="of:=[.CW2]" office:value-type="date" office:date-value="2021-06-14" calcext:value-type="date">
            <text:p>lun</text:p>
          </table:table-cell>
          <table:table-cell table:style-name="ce57" table:formula="of:=[.CX2]" office:value-type="date" office:date-value="2021-06-15" calcext:value-type="date">
            <text:p>mar</text:p>
          </table:table-cell>
          <table:table-cell table:style-name="ce64" table:formula="of:=[.CY2]" office:value-type="date" office:date-value="2021-06-16" calcext:value-type="date">
            <text:p>mer</text:p>
          </table:table-cell>
          <table:table-cell table:style-name="ce57" table:formula="of:=[.CZ2]" office:value-type="date" office:date-value="2021-06-17" calcext:value-type="date">
            <text:p>gio</text:p>
          </table:table-cell>
          <table:table-cell table:style-name="ce57" table:formula="of:=[.DA2]" office:value-type="date" office:date-value="2021-06-18" calcext:value-type="date">
            <text:p>ven</text:p>
          </table:table-cell>
          <table:table-cell table:style-name="ce57" table:formula="of:=[.DB2]" office:value-type="date" office:date-value="2021-06-19" calcext:value-type="date">
            <text:p>sab</text:p>
          </table:table-cell>
          <table:table-cell table:style-name="ce57" table:formula="of:=[.DC2]" office:value-type="date" office:date-value="2021-06-20" calcext:value-type="date">
            <text:p>dom</text:p>
          </table:table-cell>
          <table:table-cell table:style-name="ce52" table:formula="of:=[.DD2]" office:value-type="date" office:date-value="2021-06-21" calcext:value-type="date">
            <text:p>lun</text:p>
          </table:table-cell>
          <table:table-cell table:style-name="ce52" table:formula="of:=[.DE2]" office:value-type="date" office:date-value="2021-06-22" calcext:value-type="date">
            <text:p>mar</text:p>
          </table:table-cell>
          <table:table-cell table:style-name="ce52" table:formula="of:=[.DF2]" office:value-type="date" office:date-value="2021-06-23" calcext:value-type="date">
            <text:p>mer</text:p>
          </table:table-cell>
          <table:table-cell table:style-name="ce52" table:formula="of:=[.DG2]" office:value-type="date" office:date-value="2021-06-24" calcext:value-type="date">
            <text:p>gio</text:p>
          </table:table-cell>
          <table:table-cell table:style-name="ce52" table:formula="of:=[.DH2]" office:value-type="date" office:date-value="2021-06-25" calcext:value-type="date">
            <text:p>ven</text:p>
          </table:table-cell>
          <table:table-cell table:style-name="ce52" table:formula="of:=[.DI2]" office:value-type="date" office:date-value="2021-06-26" calcext:value-type="date">
            <text:p>sab</text:p>
          </table:table-cell>
          <table:table-cell table:style-name="ce52" table:formula="of:=[.DJ2]" office:value-type="date" office:date-value="2021-06-27" calcext:value-type="date">
            <text:p>dom</text:p>
          </table:table-cell>
          <table:table-cell table:style-name="ce57" table:formula="of:=[.DK2]" office:value-type="date" office:date-value="2021-06-28" calcext:value-type="date">
            <text:p>lun</text:p>
          </table:table-cell>
          <table:table-cell table:style-name="ce57" table:formula="of:=[.DL2]" office:value-type="date" office:date-value="2021-06-29" calcext:value-type="date">
            <text:p>mar</text:p>
          </table:table-cell>
          <table:table-cell table:style-name="ce57" table:formula="of:=[.DM2]" office:value-type="date" office:date-value="2021-06-30" calcext:value-type="date">
            <text:p>mer</text:p>
          </table:table-cell>
          <table:table-cell table:style-name="ce60" table:formula="of:=[.DN2]" office:value-type="date" office:date-value="2021-07-01" calcext:value-type="date">
            <text:p>gio</text:p>
          </table:table-cell>
          <table:table-cell table:style-name="ce57" table:formula="of:=[.DO2]" office:value-type="date" office:date-value="2021-07-02" calcext:value-type="date">
            <text:p>ven</text:p>
          </table:table-cell>
          <table:table-cell table:style-name="ce57" table:formula="of:=[.DP2]" office:value-type="date" office:date-value="2021-07-03" calcext:value-type="date">
            <text:p>sab</text:p>
          </table:table-cell>
          <table:table-cell table:style-name="ce57" table:formula="of:=[.DQ2]" office:value-type="date" office:date-value="2021-07-04" calcext:value-type="date">
            <text:p>dom</text:p>
          </table:table-cell>
          <table:table-cell table:style-name="ce52" table:formula="of:=[.DR2]" office:value-type="date" office:date-value="2021-07-05" calcext:value-type="date">
            <text:p>lun</text:p>
          </table:table-cell>
          <table:table-cell table:style-name="ce52" table:formula="of:=[.DS2]" office:value-type="date" office:date-value="2021-07-06" calcext:value-type="date">
            <text:p>mar</text:p>
          </table:table-cell>
          <table:table-cell table:style-name="ce52" table:formula="of:=[.DT2]" office:value-type="date" office:date-value="2021-07-07" calcext:value-type="date">
            <text:p>mer</text:p>
          </table:table-cell>
          <table:table-cell table:style-name="ce52" table:formula="of:=[.DU2]" office:value-type="date" office:date-value="2021-07-08" calcext:value-type="date">
            <text:p>gio</text:p>
          </table:table-cell>
          <table:table-cell table:style-name="ce52" table:formula="of:=[.DV2]" office:value-type="date" office:date-value="2021-07-09" calcext:value-type="date">
            <text:p>ven</text:p>
          </table:table-cell>
          <table:table-cell table:style-name="ce52" table:formula="of:=[.DW2]" office:value-type="date" office:date-value="2021-07-10" calcext:value-type="date">
            <text:p>sab</text:p>
          </table:table-cell>
          <table:table-cell table:style-name="ce52" table:formula="of:=[.DX2]" office:value-type="date" office:date-value="2021-07-11" calcext:value-type="date">
            <text:p>dom</text:p>
          </table:table-cell>
          <table:table-cell table:style-name="ce57" table:formula="of:=[.DY2]" office:value-type="date" office:date-value="2021-07-12" calcext:value-type="date">
            <text:p>lun</text:p>
          </table:table-cell>
          <table:table-cell table:style-name="ce57" table:formula="of:=[.DZ2]" office:value-type="date" office:date-value="2021-07-13" calcext:value-type="date">
            <text:p>mar</text:p>
          </table:table-cell>
          <table:table-cell table:style-name="ce57" table:formula="of:=[.EA2]" office:value-type="date" office:date-value="2021-07-14" calcext:value-type="date">
            <text:p>mer</text:p>
          </table:table-cell>
          <table:table-cell table:style-name="ce57" table:formula="of:=[.EB2]" office:value-type="date" office:date-value="2021-07-15" calcext:value-type="date">
            <text:p>gio</text:p>
          </table:table-cell>
          <table:table-cell table:style-name="ce57" table:formula="of:=[.EC2]" office:value-type="date" office:date-value="2021-07-16" calcext:value-type="date">
            <text:p>ven</text:p>
          </table:table-cell>
          <table:table-cell table:style-name="ce57" table:formula="of:=[.ED2]" office:value-type="date" office:date-value="2021-07-17" calcext:value-type="date">
            <text:p>sab</text:p>
          </table:table-cell>
          <table:table-cell table:style-name="ce57" table:formula="of:=[.EE2]" office:value-type="date" office:date-value="2021-07-18" calcext:value-type="date">
            <text:p>dom</text:p>
          </table:table-cell>
          <table:table-cell table:style-name="ce52" table:formula="of:=[.EF2]" office:value-type="date" office:date-value="2021-07-19" calcext:value-type="date">
            <text:p>lun</text:p>
          </table:table-cell>
          <table:table-cell table:style-name="ce52" table:formula="of:=[.EG2]" office:value-type="date" office:date-value="2021-07-20" calcext:value-type="date">
            <text:p>mar</text:p>
          </table:table-cell>
          <table:table-cell table:style-name="ce52" table:formula="of:=[.EH2]" office:value-type="date" office:date-value="2021-07-21" calcext:value-type="date">
            <text:p>mer</text:p>
          </table:table-cell>
          <table:table-cell table:style-name="ce52" table:formula="of:=[.EI2]" office:value-type="date" office:date-value="2021-07-22" calcext:value-type="date">
            <text:p>gio</text:p>
          </table:table-cell>
          <table:table-cell table:style-name="ce52" table:formula="of:=[.EJ2]" office:value-type="date" office:date-value="2021-07-23" calcext:value-type="date">
            <text:p>ven</text:p>
          </table:table-cell>
          <table:table-cell table:style-name="ce52" table:formula="of:=[.EK2]" office:value-type="date" office:date-value="2021-07-24" calcext:value-type="date">
            <text:p>sab</text:p>
          </table:table-cell>
          <table:table-cell table:style-name="ce52" table:formula="of:=[.EL2]" office:value-type="date" office:date-value="2021-07-25" calcext:value-type="date">
            <text:p>dom</text:p>
          </table:table-cell>
          <table:table-cell table:style-name="ce57" table:formula="of:=[.EM2]" office:value-type="date" office:date-value="2021-07-26" calcext:value-type="date">
            <text:p>lun</text:p>
          </table:table-cell>
          <table:table-cell table:style-name="ce57" table:formula="of:=[.EN2]" office:value-type="date" office:date-value="2021-07-27" calcext:value-type="date">
            <text:p>mar</text:p>
          </table:table-cell>
          <table:table-cell table:style-name="ce57" table:formula="of:=[.EO2]" office:value-type="date" office:date-value="2021-07-28" calcext:value-type="date">
            <text:p>mer</text:p>
          </table:table-cell>
          <table:table-cell table:style-name="ce57" table:formula="of:=[.EP2]" office:value-type="date" office:date-value="2021-07-29" calcext:value-type="date">
            <text:p>gio</text:p>
          </table:table-cell>
          <table:table-cell table:style-name="ce57" table:formula="of:=[.EQ2]" office:value-type="date" office:date-value="2021-07-30" calcext:value-type="date">
            <text:p>ven</text:p>
          </table:table-cell>
          <table:table-cell table:style-name="ce57" table:formula="of:=[.ER2]" office:value-type="date" office:date-value="2021-07-31" calcext:value-type="date">
            <text:p>sab</text:p>
          </table:table-cell>
          <table:table-cell table:style-name="ce57" table:formula="of:=[.ES2]" office:value-type="date" office:date-value="2021-08-01" calcext:value-type="date">
            <text:p>dom</text:p>
          </table:table-cell>
          <table:table-cell table:style-name="ce6" table:number-columns-repeated="782"/>
          <table:table-cell table:number-columns-repeated="93"/>
        </table:table-row>
        <table:table-row table:style-name="ro1">
          <table:table-cell office:value-type="string" calcext:value-type="string">
            <text:p>Iterazione 1</text:p>
          </table:table-cell>
          <table:table-cell table:style-name="ce11"/>
          <table:table-cell table:style-name="ce16"/>
          <table:table-cell table:style-name="ce18" table:number-columns-repeated="12"/>
          <table:table-cell table:number-columns-repeated="35"/>
          <table:covered-table-cell/>
          <table:table-cell table:number-columns-repeated="51"/>
          <table:table-cell table:style-name="ce65" office:value-type="string" calcext:value-type="string" table:number-columns-spanned="1" table:number-rows-spanned="17">
            <text:p>APPELLO GIUGNO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Iterazione 2</text:p>
          </table:table-cell>
          <table:table-cell table:number-columns-repeated="14"/>
          <table:table-cell table:style-name="ce18" table:number-columns-repeated="21"/>
          <table:table-cell table:number-columns-repeated="14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3</text:p>
          </table:table-cell>
          <table:table-cell table:number-columns-repeated="35"/>
          <table:table-cell table:style-name="ce18" table:number-columns-repeated="4"/>
          <table:table-cell table:style-name="ce44"/>
          <table:table-cell table:style-name="ce18" table:number-columns-repeated="9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4</text:p>
          </table:table-cell>
          <table:table-cell table:number-columns-repeated="49"/>
          <table:covered-table-cell/>
          <table:table-cell table:style-name="ce16"/>
          <table:table-cell table:style-name="ce18" table:number-columns-repeated="4"/>
          <table:table-cell table:style-name="ce56"/>
          <table:table-cell table:style-name="ce18" table:number-columns-repeated="8"/>
          <table:table-cell table:number-columns-repeated="37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5</text:p>
          </table:table-cell>
          <table:table-cell table:number-columns-repeated="49"/>
          <table:covered-table-cell/>
          <table:table-cell table:number-columns-repeated="14"/>
          <table:table-cell table:style-name="ce18" table:number-columns-repeated="14"/>
          <table:table-cell table:number-columns-repeated="23"/>
          <table:covered-table-cell/>
          <table:table-cell table:number-columns-repeated="921"/>
        </table:table-row>
        <table:table-row table:style-name="ro1">
          <table:table-cell office:value-type="string" calcext:value-type="string">
            <text:p>Iterazione 6</text:p>
          </table:table-cell>
          <table:table-cell table:number-columns-repeated="49"/>
          <table:covered-table-cell/>
          <table:table-cell table:number-columns-repeated="28"/>
          <table:table-cell table:style-name="ce18" table:number-columns-repeated="8"/>
          <table:table-cell table:style-name="ce56"/>
          <table:table-cell table:style-name="ce18" table:number-columns-repeated="12"/>
          <table:table-cell table:number-columns-repeated="2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>
          <table:table-cell table:number-columns-repeated="50"/>
          <table:covered-table-cell/>
          <table:table-cell table:number-columns-repeated="51"/>
          <table:covered-table-cell/>
          <table:table-cell table:number-columns-repeated="9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</number:date-style>
    <number:date-style style:name="N10104" number:language="it" number:country="IT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2:43:15.83080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2:39.127536618</meta:creation-date>
    <dc:date>2021-06-06T22:43:56.988241727</dc:date>
    <meta:editing-duration>PT48M34S</meta:editing-duration>
    <meta:editing-cycles>10</meta:editing-cycles>
    <meta:generator>LibreOffice/6.1.5.2$Linux_X86_64 LibreOffice_project/10$Build-2</meta:generator>
    <meta:document-statistic meta:table-count="1" meta:cell-count="308" meta:object-count="0"/>
  </office:meta>
</office:document-meta>
</file>